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bdf7" officeooo:paragraph-rsid="001cbd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 program which is applicative order is faster than the Haskell program which is normal order.</text:p>
      <text:p text:style-name="P1"/>
      <text:p text:style-name="P1">I think this is because the lazy evaluation of the arguments. Normal order language delay evaluation of procedure arguments until the actual argument values are needed delaying evaluation unto the last possible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2:41:36.127865089</meta:creation-date>
    <dc:date>2019-03-25T22:44:53.120562270</dc:date>
    <meta:editing-duration>PT4M6S</meta:editing-duration>
    <meta:editing-cycles>1</meta:editing-cycles>
    <meta:document-statistic meta:table-count="0" meta:image-count="0" meta:object-count="0" meta:page-count="1" meta:paragraph-count="2" meta:word-count="50" meta:character-count="316" meta:non-whitespace-character-count="268"/>
    <meta:generator>LibreOffice/6.0.6.2$Linux_X86_64 LibreOffice_project/00$Build-2</meta:generator>
  </office:meta>
</office:document-meta>
</file>